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8008in" fo:break-before="auto" style:use-optimal-row-height="false"/>
    </style:style>
    <style:style style:name="ro5" style:family="table-row">
      <style:table-row-properties style:row-height="0.5555in" fo:break-before="auto" style:use-optimal-row-height="false"/>
    </style:style>
    <style:style style:name="ro6" style:family="table-row">
      <style:table-row-properties style:row-height="0.169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 with snehal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Dashgo meet</text:p>
          </table:table-cell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2" office:value-type="string">
            <text:p>sql kt with satish</text:p>
          </table:table-cell>
          <table:table-cell table:style-name="ce6" office:value-type="float" office:value="0.45">
            <text:p>0.45</text:p>
          </table:table-cell>
          <table:table-cell table:style-name="ce11" office:value-type="string">
            <text:p>tell satish about the task of sql optimization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gem issue with nagendra</text:p>
          </table:table-cell>
          <table:table-cell table:style-name="ce6" office:value-type="float" office:value="0.45">
            <text:p>0.45</text:p>
          </table:table-cell>
          <table:table-cell table:style-name="ce11" office:value-type="string">
            <text:p>tries to solve the issue of redcloth gem with nagendra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4">
          <table:table-cell table:style-name="ce2" office:value-type="string">
            <text:p>query doc and analysis of 839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analyse the task 839 and prepared query doc for it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2" office:value-type="string">
            <text:p>Royalty file processing</text:p>
          </table:table-cell>
          <table:table-cell table:style-name="ce6" office:value-type="float" office:value="5">
            <text:p>5.00</text:p>
          </table:table-cell>
          <table:table-cell table:style-name="ce11" office:value-type="string">
            <text:p>processed the file for Googlemusic and fixed all the errors that i fac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20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7">
          <table:table-cell table:style-name="ce4" table:number-columns-repeated="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02/22/2012</text:date>, <text:time>23:0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22T23:01:25</dc:date>
    <meta:editing-cycles>239</meta:editing-cycles>
    <meta:editing-duration>P25DT17H18M42S</meta:editing-duration>
    <meta:generator>BrOffice.org/3.3$Linux OpenOffice.org_project/330m20$Build-9567</meta:generator>
    <meta:document-statistic meta:table-count="1" meta:cell-count="24" meta:object-count="0"/>
  </office:meta>
</office:document-meta>
</file>